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777cm" svg:y="7.112cm">
            <draw:object draw:notify-on-update-of-ranges="Sheet1.A1:Sheet1.A368 Sheet1.B1:Sheet1.B368 Sheet1.C1:Sheet1.C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8166667" calcext:value-type="float">
            <text:p>8.1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8166667" calcext:value-type="float">
            <text:p>8.1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85" calcext:value-type="float">
            <text:p>8.50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8833333" calcext:value-type="float">
            <text:p>8.83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166667" calcext:value-type="float">
            <text:p>9.1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166667" calcext:value-type="float">
            <text:p>9.1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5" calcext:value-type="float">
            <text:p>9.50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5" calcext:value-type="float">
            <text:p>9.50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5" calcext:value-type="float">
            <text:p>9.50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5" calcext:value-type="float">
            <text:p>9.50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5" calcext:value-type="float">
            <text:p>9.50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05" calcext:value-type="float">
            <text:p>1.0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05" calcext:value-type="float">
            <text:p>1.0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05" calcext:value-type="float">
            <text:p>1.0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05" calcext:value-type="float">
            <text:p>1.0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166667" calcext:value-type="float">
            <text:p>8.17E-05</text:p>
          </table:table-cell>
          <table:table-cell office:value-type="float" office:value="0.0001083333" calcext:value-type="float">
            <text:p>1.0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166667" calcext:value-type="float">
            <text:p>8.17E-05</text:p>
          </table:table-cell>
          <table:table-cell office:value-type="float" office:value="0.0001083333" calcext:value-type="float">
            <text:p>1.0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166667" calcext:value-type="float">
            <text:p>8.17E-05</text:p>
          </table:table-cell>
          <table:table-cell office:value-type="float" office:value="0.0001116667" calcext:value-type="float">
            <text:p>1.1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115" calcext:value-type="float">
            <text:p>1.1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1216667" calcext:value-type="float">
            <text:p>1.2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833333" calcext:value-type="float">
            <text:p>8.83E-05</text:p>
          </table:table-cell>
          <table:table-cell office:value-type="float" office:value="0.0001216667" calcext:value-type="float">
            <text:p>1.2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833333" calcext:value-type="float">
            <text:p>8.83E-05</text:p>
          </table:table-cell>
          <table:table-cell office:value-type="float" office:value="0.0001216667" calcext:value-type="float">
            <text:p>1.2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166667" calcext:value-type="float">
            <text:p>9.17E-05</text:p>
          </table:table-cell>
          <table:table-cell office:value-type="float" office:value="0.0001216667" calcext:value-type="float">
            <text:p>1.2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5" calcext:value-type="float">
            <text:p>9.50E-05</text:p>
          </table:table-cell>
          <table:table-cell office:value-type="float" office:value="0.0001216667" calcext:value-type="float">
            <text:p>1.2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5" calcext:value-type="float">
            <text:p>9.50E-05</text:p>
          </table:table-cell>
          <table:table-cell office:value-type="float" office:value="0.0001216667" calcext:value-type="float">
            <text:p>1.2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216667" calcext:value-type="float">
            <text:p>1.2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25" calcext:value-type="float">
            <text:p>1.2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25" calcext:value-type="float">
            <text:p>1.2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25" calcext:value-type="float">
            <text:p>1.2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25" calcext:value-type="float">
            <text:p>1.2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25" calcext:value-type="float">
            <text:p>1.2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35" calcext:value-type="float">
            <text:p>1.3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9833333" calcext:value-type="float">
            <text:p>9.83E-05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5" calcext:value-type="float">
            <text:p>1.05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5" calcext:value-type="float">
            <text:p>1.05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5" calcext:value-type="float">
            <text:p>1.05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16667" calcext:value-type="float">
            <text:p>1.4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5" calcext:value-type="float">
            <text:p>1.4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5" calcext:value-type="float">
            <text:p>1.4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5" calcext:value-type="float">
            <text:p>1.4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5" calcext:value-type="float">
            <text:p>1.4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5" calcext:value-type="float">
            <text:p>1.4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83333" calcext:value-type="float">
            <text:p>1.4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83333" calcext:value-type="float">
            <text:p>1.4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83333" calcext:value-type="float">
            <text:p>1.4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83333" calcext:value-type="float">
            <text:p>1.4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483333" calcext:value-type="float">
            <text:p>1.4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16667" calcext:value-type="float">
            <text:p>1.5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16667" calcext:value-type="float">
            <text:p>1.5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16667" calcext:value-type="float">
            <text:p>1.5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16667" calcext:value-type="float">
            <text:p>1.5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5" calcext:value-type="float">
            <text:p>1.5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83333" calcext:value-type="float">
            <text:p>1.5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83333" calcext:value-type="float">
            <text:p>1.5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583333" calcext:value-type="float">
            <text:p>1.5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616667" calcext:value-type="float">
            <text:p>1.6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616667" calcext:value-type="float">
            <text:p>1.6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616667" calcext:value-type="float">
            <text:p>1.6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65" calcext:value-type="float">
            <text:p>1.6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716667" calcext:value-type="float">
            <text:p>1.7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783333" calcext:value-type="float">
            <text:p>1.7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783333" calcext:value-type="float">
            <text:p>1.7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83333" calcext:value-type="float">
            <text:p>1.08E-04</text:p>
          </table:table-cell>
          <table:table-cell office:value-type="float" office:value="0.0001783333" calcext:value-type="float">
            <text:p>1.7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16667" calcext:value-type="float">
            <text:p>1.12E-04</text:p>
          </table:table-cell>
          <table:table-cell office:value-type="float" office:value="0.0001783333" calcext:value-type="float">
            <text:p>1.7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16667" calcext:value-type="float">
            <text:p>1.12E-04</text:p>
          </table:table-cell>
          <table:table-cell office:value-type="float" office:value="0.0001816667" calcext:value-type="float">
            <text:p>1.8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16667" calcext:value-type="float">
            <text:p>1.12E-04</text:p>
          </table:table-cell>
          <table:table-cell office:value-type="float" office:value="0.0001883333" calcext:value-type="float">
            <text:p>1.8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16667" calcext:value-type="float">
            <text:p>1.12E-04</text:p>
          </table:table-cell>
          <table:table-cell office:value-type="float" office:value="0.0001883333" calcext:value-type="float">
            <text:p>1.8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16667" calcext:value-type="float">
            <text:p>1.12E-04</text:p>
          </table:table-cell>
          <table:table-cell office:value-type="float" office:value="0.0001883333" calcext:value-type="float">
            <text:p>1.8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16667" calcext:value-type="float">
            <text:p>1.12E-04</text:p>
          </table:table-cell>
          <table:table-cell office:value-type="float" office:value="0.0001916667" calcext:value-type="float">
            <text:p>1.92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5" calcext:value-type="float">
            <text:p>1.15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5" calcext:value-type="float">
            <text:p>1.15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5" calcext:value-type="float">
            <text:p>1.15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83333" calcext:value-type="float">
            <text:p>1.1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16667" calcext:value-type="float">
            <text:p>1.2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16667" calcext:value-type="float">
            <text:p>1.2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16667" calcext:value-type="float">
            <text:p>1.2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283333" calcext:value-type="float">
            <text:p>1.2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283333" calcext:value-type="float">
            <text:p>1.2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283333" calcext:value-type="float">
            <text:p>1.2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283333" calcext:value-type="float">
            <text:p>1.2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316667" calcext:value-type="float">
            <text:p>1.3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316667" calcext:value-type="float">
            <text:p>1.3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316667" calcext:value-type="float">
            <text:p>1.3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316667" calcext:value-type="float">
            <text:p>1.3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316667" calcext:value-type="float">
            <text:p>1.3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316667" calcext:value-type="float">
            <text:p>1.3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166667" calcext:value-type="float">
            <text:p>8.17E-05</text:p>
          </table:table-cell>
          <table:table-cell office:value-type="float" office:value="0.0001316667" calcext:value-type="float">
            <text:p>1.3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5" calcext:value-type="float">
            <text:p>8.50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833333" calcext:value-type="float">
            <text:p>8.83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833333" calcext:value-type="float">
            <text:p>8.83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833333" calcext:value-type="float">
            <text:p>8.83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833333" calcext:value-type="float">
            <text:p>8.83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8833333" calcext:value-type="float">
            <text:p>8.83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166667" calcext:value-type="float">
            <text:p>9.17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166667" calcext:value-type="float">
            <text:p>9.17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166667" calcext:value-type="float">
            <text:p>9.17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166667" calcext:value-type="float">
            <text:p>9.17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5" calcext:value-type="float">
            <text:p>9.50E-05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5" calcext:value-type="float">
            <text:p>9.50E-05</text:p>
          </table:table-cell>
          <table:table-cell office:value-type="float" office:value="0.0001383333" calcext:value-type="float">
            <text:p>1.3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5" calcext:value-type="float">
            <text:p>9.50E-05</text:p>
          </table:table-cell>
          <table:table-cell office:value-type="float" office:value="0.0001383333" calcext:value-type="float">
            <text:p>1.3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5" calcext:value-type="float">
            <text:p>9.50E-05</text:p>
          </table:table-cell>
          <table:table-cell office:value-type="float" office:value="0.0001383333" calcext:value-type="float">
            <text:p>1.3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833333" calcext:value-type="float">
            <text:p>9.83E-05</text:p>
          </table:table-cell>
          <table:table-cell office:value-type="float" office:value="0.0001383333" calcext:value-type="float">
            <text:p>1.3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833333" calcext:value-type="float">
            <text:p>9.83E-05</text:p>
          </table:table-cell>
          <table:table-cell office:value-type="float" office:value="0.0001383333" calcext:value-type="float">
            <text:p>1.3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833333" calcext:value-type="float">
            <text:p>9.83E-05</text:p>
          </table:table-cell>
          <table:table-cell office:value-type="float" office:value="0.0001416667" calcext:value-type="float">
            <text:p>1.4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09833333" calcext:value-type="float">
            <text:p>9.83E-05</text:p>
          </table:table-cell>
          <table:table-cell office:value-type="float" office:value="0.0001416667" calcext:value-type="float">
            <text:p>1.4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16667" calcext:value-type="float">
            <text:p>1.02E-04</text:p>
          </table:table-cell>
          <table:table-cell office:value-type="float" office:value="0.0001416667" calcext:value-type="float">
            <text:p>1.4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16667" calcext:value-type="float">
            <text:p>1.02E-04</text:p>
          </table:table-cell>
          <table:table-cell office:value-type="float" office:value="0.000145" calcext:value-type="float">
            <text:p>1.4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16667" calcext:value-type="float">
            <text:p>1.02E-04</text:p>
          </table:table-cell>
          <table:table-cell office:value-type="float" office:value="0.000145" calcext:value-type="float">
            <text:p>1.4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16667" calcext:value-type="float">
            <text:p>1.02E-04</text:p>
          </table:table-cell>
          <table:table-cell office:value-type="float" office:value="0.0001483333" calcext:value-type="float">
            <text:p>1.4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483333" calcext:value-type="float">
            <text:p>1.4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483333" calcext:value-type="float">
            <text:p>1.4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16667" calcext:value-type="float">
            <text:p>1.5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83333" calcext:value-type="float">
            <text:p>1.5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83333" calcext:value-type="float">
            <text:p>1.5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83333" calcext:value-type="float">
            <text:p>1.5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583333" calcext:value-type="float">
            <text:p>1.5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16667" calcext:value-type="float">
            <text:p>1.6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16667" calcext:value-type="float">
            <text:p>1.6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16667" calcext:value-type="float">
            <text:p>1.6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83333" calcext:value-type="float">
            <text:p>1.6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83333" calcext:value-type="float">
            <text:p>1.6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83333" calcext:value-type="float">
            <text:p>1.6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683333" calcext:value-type="float">
            <text:p>1.6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16667" calcext:value-type="float">
            <text:p>1.7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16667" calcext:value-type="float">
            <text:p>1.7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16667" calcext:value-type="float">
            <text:p>1.7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5" calcext:value-type="float">
            <text:p>1.05E-04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83333" calcext:value-type="float">
            <text:p>1.08E-04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83333" calcext:value-type="float">
            <text:p>1.08E-04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83333" calcext:value-type="float">
            <text:p>1.08E-04</text:p>
          </table:table-cell>
          <table:table-cell office:value-type="float" office:value="0.0001783333" calcext:value-type="float">
            <text:p>1.7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83333" calcext:value-type="float">
            <text:p>1.08E-04</text:p>
          </table:table-cell>
          <table:table-cell office:value-type="float" office:value="0.0001783333" calcext:value-type="float">
            <text:p>1.7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83333" calcext:value-type="float">
            <text:p>1.08E-04</text:p>
          </table:table-cell>
          <table:table-cell office:value-type="float" office:value="0.0001783333" calcext:value-type="float">
            <text:p>1.7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083333" calcext:value-type="float">
            <text:p>1.08E-04</text:p>
          </table:table-cell>
          <table:table-cell office:value-type="float" office:value="0.0001783333" calcext:value-type="float">
            <text:p>1.7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16667" calcext:value-type="float">
            <text:p>1.8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16667" calcext:value-type="float">
            <text:p>1.8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16667" calcext:value-type="float">
            <text:p>1.8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5" calcext:value-type="float">
            <text:p>1.8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5" calcext:value-type="float">
            <text:p>1.8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5" calcext:value-type="float">
            <text:p>1.8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5" calcext:value-type="float">
            <text:p>1.8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83333" calcext:value-type="float">
            <text:p>1.8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883333" calcext:value-type="float">
            <text:p>1.88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916667" calcext:value-type="float">
            <text:p>1.9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916667" calcext:value-type="float">
            <text:p>1.92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95" calcext:value-type="float">
            <text:p>1.9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office:value-type="float" office:value="0.000195" calcext:value-type="float">
            <text:p>1.95E-04</text:p>
          </table:table-cell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16667" calcext:value-type="float">
            <text:p>1.1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5" calcext:value-type="float">
            <text:p>1.1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83333" calcext:value-type="float">
            <text:p>1.1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83333" calcext:value-type="float">
            <text:p>1.1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83333" calcext:value-type="float">
            <text:p>1.1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83333" calcext:value-type="float">
            <text:p>1.1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83333" calcext:value-type="float">
            <text:p>1.1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183333" calcext:value-type="float">
            <text:p>1.1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16667" calcext:value-type="float">
            <text:p>1.2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5" calcext:value-type="float">
            <text:p>1.2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5" calcext:value-type="float">
            <text:p>1.2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5" calcext:value-type="float">
            <text:p>1.2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5" calcext:value-type="float">
            <text:p>1.25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83333" calcext:value-type="float">
            <text:p>1.2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83333" calcext:value-type="float">
            <text:p>1.2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83333" calcext:value-type="float">
            <text:p>1.2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283333" calcext:value-type="float">
            <text:p>1.28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316667" calcext:value-type="float">
            <text:p>1.3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316667" calcext:value-type="float">
            <text:p>1.3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316667" calcext:value-type="float">
            <text:p>1.3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316667" calcext:value-type="float">
            <text:p>1.3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316667" calcext:value-type="float">
            <text:p>1.3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 table:style-name="ce1" office:value-type="float" office:value="0.0001316667" calcext:value-type="float">
            <text:p>1.32E-04</text:p>
          </table:table-cell>
          <table:table-cell table:number-columns-repeated="2"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  <table:table-row table:style-name="ro1">
          <table:table-cell/>
          <table:table-cell table:style-name="Default"/>
          <table:table-cell office:value-type="float" office:value="0.0001983333" calcext:value-type="float">
            <text:p>1.98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7:09:21.687494246</meta:creation-date>
    <dc:date>2021-12-01T21:14:02.995976217</dc:date>
    <meta:editing-duration>PT4H4M40S</meta:editing-duration>
    <meta:editing-cycles>3</meta:editing-cycles>
    <meta:generator>LibreOffice/6.4.7.2$Linux_X86_64 LibreOffice_project/40$Build-2</meta:generator>
    <meta:document-statistic meta:table-count="1" meta:cell-count="9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A1:Sheet1.C368" svg:x="0.32cm" svg:y="0.18cm" svg:width="12.508cm" svg:height="8.64cm">
          <chartooo:coordinate-region svg:x="1.788cm" svg:y="0.301cm" svg:width="11.0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68" chart:class="chart:line">
            <chart:data-point chart:repeated="368"/>
          </chart:series>
          <chart:series chart:style-name="ch7" chart:values-cell-range-address="Sheet1.B1:Sheet1.B368" chart:class="chart:line">
            <chart:data-point chart:repeated="368"/>
          </chart:series>
          <chart:series chart:style-name="ch8" chart:values-cell-range-address="Sheet1.C1:Sheet1.C368" chart:class="chart:line">
            <chart:data-point chart:repeated="3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68</svg:desc>
                </draw:g>
              </table:table-cell>
              <table:table-cell office:value-type="float" office:value="0">
                <text:p>0</text:p>
                <draw:g>
                  <svg:desc>Sheet1.B1:Sheet1.B368</svg:desc>
                </draw:g>
              </table:table-cell>
              <table:table-cell office:value-type="float" office:value="0">
                <text:p>0</text:p>
                <draw:g>
                  <svg:desc>Sheet1.C1:Sheet1.C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166667">
                <text:p>0.000081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166667">
                <text:p>0.000081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833333">
                <text:p>0.000088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166667">
                <text:p>0.000091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166667">
                <text:p>0.000091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083333">
                <text:p>0.000108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083333">
                <text:p>0.000108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116667">
                <text:p>0.000111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216667">
                <text:p>0.000121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8833333">
                <text:p>0.00008833333</text:p>
              </table:table-cell>
              <table:table-cell office:value-type="float" office:value="0.0001216667">
                <text:p>0.000121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0008833333">
                <text:p>0.00008833333</text:p>
              </table:table-cell>
              <table:table-cell office:value-type="float" office:value="0.0001216667">
                <text:p>0.000121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9166667">
                <text:p>0.00009166667</text:p>
              </table:table-cell>
              <table:table-cell office:value-type="float" office:value="0.0001216667">
                <text:p>0.000121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216667">
                <text:p>0.000121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216667">
                <text:p>0.000121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216667">
                <text:p>0.000121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16667">
                <text:p>0.000141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83333">
                <text:p>0.000148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83333">
                <text:p>0.000148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83333">
                <text:p>0.000148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83333">
                <text:p>0.000148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483333">
                <text:p>0.000148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16667">
                <text:p>0.000151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16667">
                <text:p>0.000151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16667">
                <text:p>0.000151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16667">
                <text:p>0.000151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83333">
                <text:p>0.000158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83333">
                <text:p>0.000158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583333">
                <text:p>0.000158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616667">
                <text:p>0.000161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616667">
                <text:p>0.000161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616667">
                <text:p>0.000161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16667">
                <text:p>0.000171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83333">
                <text:p>0.000178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83333">
                <text:p>0.000178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83333">
                <text:p>0.000178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783333">
                <text:p>0.000178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16667">
                <text:p>0.000181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83333">
                <text:p>0.000188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83333">
                <text:p>0.000188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83333">
                <text:p>0.000188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16667">
                <text:p>0.000191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8166667">
                <text:p>0.0000816666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8833333">
                <text:p>0.00008833333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8833333">
                <text:p>0.00008833333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8833333">
                <text:p>0.00008833333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8833333">
                <text:p>0.00008833333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8833333">
                <text:p>0.00008833333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9166667">
                <text:p>0.00009166667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9166667">
                <text:p>0.00009166667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9166667">
                <text:p>0.00009166667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9166667">
                <text:p>0.00009166667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383333">
                <text:p>0.00013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383333">
                <text:p>0.00013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383333">
                <text:p>0.00013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383333">
                <text:p>0.00013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383333">
                <text:p>0.00013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416667">
                <text:p>0.00014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9833333">
                <text:p>0.00009833333</text:p>
              </table:table-cell>
              <table:table-cell office:value-type="float" office:value="0.0001416667">
                <text:p>0.00014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16667">
                <text:p>0.00014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016667">
                <text:p>0.0001016667</text:p>
              </table:table-cell>
              <table:table-cell office:value-type="float" office:value="0.0001483333">
                <text:p>0.00014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483333">
                <text:p>0.00014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483333">
                <text:p>0.00014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16667">
                <text:p>0.00015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83333">
                <text:p>0.00015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83333">
                <text:p>0.00015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83333">
                <text:p>0.00015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583333">
                <text:p>0.00015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16667">
                <text:p>0.00016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16667">
                <text:p>0.00016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16667">
                <text:p>0.00016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83333">
                <text:p>0.00016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83333">
                <text:p>0.00016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83333">
                <text:p>0.00016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683333">
                <text:p>0.00016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16667">
                <text:p>0.00017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16667">
                <text:p>0.00017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16667">
                <text:p>0.00017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83333">
                <text:p>0.00017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83333">
                <text:p>0.00017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83333">
                <text:p>0.00017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1083333">
                <text:p>0.0001083333</text:p>
              </table:table-cell>
              <table:table-cell office:value-type="float" office:value="0.0001783333">
                <text:p>0.00017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16667">
                <text:p>0.00018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16667">
                <text:p>0.00018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16667">
                <text:p>0.00018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83333">
                <text:p>0.00018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883333">
                <text:p>0.00018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16667">
                <text:p>0.00019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16667">
                <text:p>0.0001916667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1116667">
                <text:p>0.00011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183333">
                <text:p>0.00011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216667">
                <text:p>0.00012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283333">
                <text:p>0.0001283333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316667">
                <text:p>0.0001316667</text:p>
              </table:table-cell>
              <table:table-cell office:value-type="float" office:value="0.0001983333">
                <text:p>0.0001983333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83333">
                <text:p>0.000198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